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10c2a" officeooo:paragraph-rsid="00010c2a"/>
    </style:style>
    <style:style style:name="P2" style:family="paragraph" style:parent-style-name="Text_20_body">
      <style:text-properties officeooo:rsid="0007aaee" officeooo:paragraph-rsid="0007aaee"/>
    </style:style>
    <style:style style:name="P3" style:family="paragraph" style:parent-style-name="Text_20_body">
      <style:text-properties officeooo:rsid="0008dfc9" officeooo:paragraph-rsid="0008dfc9"/>
    </style:style>
    <style:style style:name="P4" style:family="paragraph" style:parent-style-name="Text_20_body">
      <style:text-properties officeooo:rsid="0008e62e" officeooo:paragraph-rsid="0008e62e"/>
    </style:style>
    <style:style style:name="P5" style:family="paragraph" style:parent-style-name="Text_20_body">
      <style:text-properties officeooo:rsid="0009edef" officeooo:paragraph-rsid="0009edef"/>
    </style:style>
    <style:style style:name="P6" style:family="paragraph" style:parent-style-name="Text_20_body">
      <style:text-properties officeooo:rsid="000b7be1" officeooo:paragraph-rsid="000b7be1"/>
    </style:style>
    <style:style style:name="P7" style:family="paragraph" style:parent-style-name="Text_20_body">
      <style:text-properties officeooo:rsid="000c4868" officeooo:paragraph-rsid="000c4868"/>
    </style:style>
    <style:style style:name="P8" style:family="paragraph" style:parent-style-name="Text_20_body">
      <style:text-properties officeooo:rsid="000ef003" officeooo:paragraph-rsid="000ef003"/>
    </style:style>
    <style:style style:name="P9" style:family="paragraph" style:parent-style-name="Text_20_body">
      <style:text-properties officeooo:rsid="000f7766" officeooo:paragraph-rsid="000f7766"/>
    </style:style>
    <style:style style:name="P10" style:family="paragraph" style:parent-style-name="Text_20_body">
      <style:text-properties officeooo:paragraph-rsid="00116989"/>
    </style:style>
    <style:style style:name="P11" style:family="paragraph" style:parent-style-name="Text_20_body">
      <style:text-properties style:text-underline-style="solid" style:text-underline-width="auto" style:text-underline-color="font-color" officeooo:rsid="0015a73c" officeooo:paragraph-rsid="0015a73c"/>
    </style:style>
    <style:style style:name="P12" style:family="paragraph" style:parent-style-name="Text_20_body">
      <style:text-properties style:text-underline-style="solid" style:text-underline-width="auto" style:text-underline-color="font-color" officeooo:rsid="002b6744" officeooo:paragraph-rsid="002b6744"/>
    </style:style>
    <style:style style:name="P13" style:family="paragraph" style:parent-style-name="Text_20_body">
      <style:text-properties style:text-underline-style="solid" style:text-underline-width="auto" style:text-underline-color="font-color" officeooo:rsid="004024b4" officeooo:paragraph-rsid="004024b4"/>
    </style:style>
    <style:style style:name="P14" style:family="paragraph" style:parent-style-name="Text_20_body">
      <style:text-properties style:text-underline-style="solid" style:text-underline-width="auto" style:text-underline-color="font-color" officeooo:rsid="0040e5fc" officeooo:paragraph-rsid="0040e5fc"/>
    </style:style>
    <style:style style:name="P15" style:family="paragraph" style:parent-style-name="Text_20_body">
      <style:text-properties style:text-underline-style="solid" style:text-underline-width="auto" style:text-underline-color="font-color" officeooo:rsid="004dd29b" officeooo:paragraph-rsid="004dd29b"/>
    </style:style>
    <style:style style:name="P16" style:family="paragraph" style:parent-style-name="Text_20_body">
      <style:text-properties style:text-underline-style="solid" style:text-underline-width="auto" style:text-underline-color="font-color" officeooo:rsid="005780ee" officeooo:paragraph-rsid="005780ee"/>
    </style:style>
    <style:style style:name="P17" style:family="paragraph" style:parent-style-name="Text_20_body">
      <style:text-properties style:text-underline-style="solid" style:text-underline-width="auto" style:text-underline-color="font-color" officeooo:rsid="005a4b13" officeooo:paragraph-rsid="005a4b13"/>
    </style:style>
    <style:style style:name="P18" style:family="paragraph" style:parent-style-name="Text_20_body">
      <style:text-properties officeooo:rsid="00177b59" officeooo:paragraph-rsid="00177b59"/>
    </style:style>
    <style:style style:name="P19" style:family="paragraph" style:parent-style-name="Text_20_body">
      <style:text-properties officeooo:rsid="0018b511" officeooo:paragraph-rsid="0018b511"/>
    </style:style>
    <style:style style:name="P20" style:family="paragraph" style:parent-style-name="Text_20_body">
      <style:text-properties officeooo:rsid="00196cc1" officeooo:paragraph-rsid="00196cc1"/>
    </style:style>
    <style:style style:name="P21" style:family="paragraph" style:parent-style-name="Text_20_body">
      <style:text-properties officeooo:rsid="001b1658" officeooo:paragraph-rsid="001b1658"/>
    </style:style>
    <style:style style:name="P22" style:family="paragraph" style:parent-style-name="Text_20_body">
      <style:text-properties officeooo:rsid="0025a3d0" officeooo:paragraph-rsid="0025a3d0"/>
    </style:style>
    <style:style style:name="P23" style:family="paragraph" style:parent-style-name="Text_20_body">
      <style:text-properties style:text-underline-style="none" officeooo:rsid="002e9e4a" officeooo:paragraph-rsid="002e9e4a"/>
    </style:style>
    <style:style style:name="P24" style:family="paragraph" style:parent-style-name="Text_20_body">
      <style:text-properties style:text-underline-style="none" officeooo:rsid="0042c47e" officeooo:paragraph-rsid="00491f04"/>
    </style:style>
    <style:style style:name="P25" style:family="paragraph" style:parent-style-name="Text_20_body">
      <style:text-properties style:text-underline-style="none" officeooo:rsid="004b11bc" officeooo:paragraph-rsid="004b11bc"/>
    </style:style>
    <style:style style:name="P26" style:family="paragraph" style:parent-style-name="Text_20_body">
      <style:text-properties officeooo:rsid="00330e0f" officeooo:paragraph-rsid="00330e0f"/>
    </style:style>
    <style:style style:name="P27" style:family="paragraph" style:parent-style-name="Text_20_body">
      <style:text-properties officeooo:rsid="0037f2dd" officeooo:paragraph-rsid="0037f2dd"/>
    </style:style>
    <style:style style:name="P28" style:family="paragraph" style:parent-style-name="Text_20_body">
      <style:text-properties officeooo:rsid="003aa928" officeooo:paragraph-rsid="003aa928"/>
    </style:style>
    <style:style style:name="P29" style:family="paragraph" style:parent-style-name="Text_20_body">
      <style:text-properties officeooo:rsid="003fb35f" officeooo:paragraph-rsid="003fb35f"/>
    </style:style>
    <style:style style:name="P30" style:family="paragraph" style:parent-style-name="Text_20_body">
      <style:text-properties officeooo:rsid="004ff574" officeooo:paragraph-rsid="004ff574"/>
    </style:style>
    <style:style style:name="P31" style:family="paragraph" style:parent-style-name="Text_20_body">
      <style:text-properties officeooo:rsid="0051104e" officeooo:paragraph-rsid="0051104e"/>
    </style:style>
    <style:style style:name="P32" style:family="paragraph" style:parent-style-name="Title">
      <style:text-properties officeooo:rsid="00010c2a" officeooo:paragraph-rsid="00010c2a"/>
    </style:style>
    <style:style style:name="T1" style:family="text">
      <style:text-properties officeooo:rsid="000d05bb"/>
    </style:style>
    <style:style style:name="T2" style:family="text">
      <style:text-properties officeooo:rsid="000f85d3"/>
    </style:style>
    <style:style style:name="T3" style:family="text">
      <style:text-properties officeooo:rsid="00116989"/>
    </style:style>
    <style:style style:name="T4" style:family="text">
      <style:text-properties officeooo:rsid="0012c48d"/>
    </style:style>
    <style:style style:name="T5" style:family="text">
      <style:text-properties officeooo:rsid="0014bcac"/>
    </style:style>
    <style:style style:name="T6" style:family="text">
      <style:text-properties officeooo:rsid="001ba548"/>
    </style:style>
    <style:style style:name="T7" style:family="text">
      <style:text-properties officeooo:rsid="001c8c5a"/>
    </style:style>
    <style:style style:name="T8" style:family="text">
      <style:text-properties officeooo:rsid="001de7cd"/>
    </style:style>
    <style:style style:name="T9" style:family="text">
      <style:text-properties officeooo:rsid="001e4054"/>
    </style:style>
    <style:style style:name="T10" style:family="text">
      <style:text-properties officeooo:rsid="001f1316"/>
    </style:style>
    <style:style style:name="T11" style:family="text">
      <style:text-properties officeooo:rsid="00200e5c"/>
    </style:style>
    <style:style style:name="T12" style:family="text">
      <style:text-properties officeooo:rsid="00207a11"/>
    </style:style>
    <style:style style:name="T13" style:family="text">
      <style:text-properties officeooo:rsid="002263b1"/>
    </style:style>
    <style:style style:name="T14" style:family="text">
      <style:text-properties officeooo:rsid="00277ecb"/>
    </style:style>
    <style:style style:name="T15" style:family="text">
      <style:text-properties officeooo:rsid="00278816"/>
    </style:style>
    <style:style style:name="T16" style:family="text">
      <style:text-properties officeooo:rsid="00284a6c"/>
    </style:style>
    <style:style style:name="T17" style:family="text">
      <style:text-properties officeooo:rsid="002a3868"/>
    </style:style>
    <style:style style:name="T18" style:family="text">
      <style:text-properties officeooo:rsid="002a5777"/>
    </style:style>
    <style:style style:name="T19" style:family="text">
      <style:text-properties officeooo:rsid="002af062"/>
    </style:style>
    <style:style style:name="T20" style:family="text">
      <style:text-properties officeooo:rsid="002e13b0"/>
    </style:style>
    <style:style style:name="T21" style:family="text">
      <style:text-properties officeooo:rsid="002f8cfb"/>
    </style:style>
    <style:style style:name="T22" style:family="text">
      <style:text-properties officeooo:rsid="00309a1a"/>
    </style:style>
    <style:style style:name="T23" style:family="text">
      <style:text-properties officeooo:rsid="00335c8f"/>
    </style:style>
    <style:style style:name="T24" style:family="text">
      <style:text-properties officeooo:rsid="0033ff56"/>
    </style:style>
    <style:style style:name="T25" style:family="text">
      <style:text-properties officeooo:rsid="0034ea5b"/>
    </style:style>
    <style:style style:name="T26" style:family="text">
      <style:text-properties officeooo:rsid="0035c316"/>
    </style:style>
    <style:style style:name="T27" style:family="text">
      <style:text-properties officeooo:rsid="003607b4"/>
    </style:style>
    <style:style style:name="T28" style:family="text">
      <style:text-properties officeooo:rsid="0039a9a8"/>
    </style:style>
    <style:style style:name="T29" style:family="text">
      <style:text-properties officeooo:rsid="003ca533"/>
    </style:style>
    <style:style style:name="T30" style:family="text">
      <style:text-properties officeooo:rsid="003dab36"/>
    </style:style>
    <style:style style:name="T31" style:family="text">
      <style:text-properties officeooo:rsid="00442a77"/>
    </style:style>
    <style:style style:name="T32" style:family="text">
      <style:text-properties officeooo:rsid="0044a481"/>
    </style:style>
    <style:style style:name="T33" style:family="text">
      <style:text-properties officeooo:rsid="0044d148"/>
    </style:style>
    <style:style style:name="T34" style:family="text">
      <style:text-properties officeooo:rsid="0045b89f"/>
    </style:style>
    <style:style style:name="T35" style:family="text">
      <style:text-properties officeooo:rsid="004698b1"/>
    </style:style>
    <style:style style:name="T36" style:family="text">
      <style:text-properties officeooo:rsid="00472d4f"/>
    </style:style>
    <style:style style:name="T37" style:family="text">
      <style:text-properties officeooo:rsid="004789c7"/>
    </style:style>
    <style:style style:name="T38" style:family="text">
      <style:text-properties officeooo:rsid="004bead6"/>
    </style:style>
    <style:style style:name="T39" style:family="text">
      <style:text-properties officeooo:rsid="00502379"/>
    </style:style>
    <style:style style:name="T40" style:family="text">
      <style:text-properties officeooo:rsid="0052d4a0"/>
    </style:style>
    <style:style style:name="T41" style:family="text">
      <style:text-properties officeooo:rsid="00548209"/>
    </style:style>
    <style:style style:name="T42" style:family="text">
      <style:text-properties officeooo:rsid="0055b0db"/>
    </style:style>
    <style:style style:name="T43" style:family="text">
      <style:text-properties officeooo:rsid="005ba0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Persistence</text:p>
      <text:p text:style-name="P1">File System Implementation</text:p>
      <text:p text:style-name="P10"><text:span text:style-name="T3">We introduce the very simple file system (vsfs), </text:span><text:span text:style-name="T4">a simplified version of the typical Unix file system. </text:span><text:span text:style-name="T5">We do not pay attention to hardware since the filesystem is completely software based. However, we will pay attention to device characteristics to make sure that the file system works well. </text:span></text:p>
      <text:p text:style-name="P11">The Crux: How Do We Implement A Simple File System?</text:p>
      <text:p text:style-name="P2">40.1 The Way To Think</text:p>
      <text:p text:style-name="P18">Filesystem implementation is about 2 aspects: Data structures and access methods.</text:p>
      <text:p text:style-name="P19">Simple file systems employ simple data structures lie arrays of blocks or other objects. </text:p>
      <text:p text:style-name="P20">More sophsticated file systems employ more complicated tree-based structures. </text:p>
      <text:p text:style-name="P3">40.2 Overall Organization</text:p>
      <text:p text:style-name="P21">We divde disks into block<text:span text:style-name="T6">s and address blocks. </text:span><text:span text:style-name="T7">The space where we put user data (most of the space), is called data region. </text:span><text:span text:style-name="T8">To track information about each file, we use a key piece called metadata. To store metadata we have a structure called inode. </text:span><text:span text:style-name="T9">To accomondate inode we reserver space in disk, called the inode table. </text:span><text:span text:style-name="T10">We also need allocation structures to track whether inode or data blocks are free. </text:span><text:span text:style-name="T11">To store this info, we can use a free list, a bitmap and a inode bitmap. </text:span><text:span text:style-name="T12">1 block is reserved for the file system itself </text:span><text:span text:style-name="T13">(contains info about it)</text:span><text:span text:style-name="T12">, called the superblock. </text:span></text:p>
      <text:p text:style-name="P4">40.3 File Organization The Inode</text:p>
      <text:p text:style-name="P22">An i<text:span text:style-name="T18">m</text:span>portant on-disk structure. <text:span text:style-name="T14">The name is a short for “index node”, </text:span><text:span text:style-name="T15">inode. </text:span><text:span text:style-name="T16">The inode is a generic name for describing the structure which hodl metadata for a given file. </text:span><text:span text:style-name="T17">Each index node is reffered to by a number (i-number), called the low-level name. </text:span><text:span text:style-name="T19">An important decision in design is how the inode refers to where data blocks are, </text:span><text:span text:style-name="T20">can be used with direct pointer. </text:span></text:p>
      <text:p text:style-name="P12">The Multi-Level Index</text:p>
      <text:p text:style-name="P23">To support bigger files, we can use indirect pointers. <text:span text:style-name="T21">Instead of pointing to a block it points to a block with pointers. </text:span><text:span text:style-name="T22">We can have double indirect pointer, triple indirect pointers and this refers to as the multi-level index approach. </text:span></text:p>
      <text:p text:style-name="P5">40.4 Directory Organization</text:p>
      <text:p text:style-name="P26">A directory can contain just a list of entrynames and inode number <text:span text:style-name="T23">pairs. </text:span><text:span text:style-name="T24">Ech directory of course have the two extra entries “dot” and “dot-dot”. </text:span><text:span text:style-name="T25">Often a file system treat a directry like a special <text:s/>type of file </text:span><text:span text:style-name="T26">and has thus an inode (perphaps, indirect blocks), living in the data block region of out sime file system. </text:span><text:span text:style-name="T27">Our on-disk structure remains unchanged. </text:span></text:p>
      <text:p text:style-name="P27">However, any data structure here is possible. <text:span text:style-name="T28">For example the more sophsticated file system XFS stores directories in binary tree for, making file create operations faster. </text:span></text:p>
      <text:p text:style-name="P6">40.5 Free Space Management</text:p>
      <text:p text:style-name="P28"><text:soft-page-break/>To track which inodes and data blocks that are free, a file system must provide free space management. <text:span text:style-name="T29">In vsfs, 2 simple bitmaps are used. </text:span><text:span text:style-name="T30">Pre-allocation policy is commony-used hueristic when allocating space for data blocks.</text:span></text:p>
      <text:p text:style-name="P7">40.6 Access Paths: <text:span text:style-name="T1">Reading and Writing</text:span></text:p>
      <text:p text:style-name="P29">The access path during activity of reading or writing a file is important in understanding the file system.</text:p>
      <text:p text:style-name="P13">Reading A File From Disk</text:p>
      <text:p text:style-name="P24">Locate / traverse the desired inode <text:span text:style-name="T31">(beginning at root). </text:span><text:span text:style-name="T32">The inode number is read in and will use the on-disk pointers to read through the diretory </text:span><text:span text:style-name="T33">looking for a specific entry. </text:span><text:span text:style-name="T34">The next step is to recursively traverse the pathname until the desired inode is found. </text:span><text:span text:style-name="T35">We find the inode number of bar and use open() to read bar’s inode into memory. Then we do the final permission checks, allocates the file descriptor for this process in the per-process open-file table </text:span><text:span text:style-name="T36">and returns it to the user. </text:span><text:span text:style-name="T37">Once open, the program can issue a read(). </text:span></text:p>
      <text:p text:style-name="P14">Writing To Disk</text:p>
      <text:p text:style-name="P25">The file must be opened, then the applcation can issue a write() and update the file with new content. Then close the file. <text:span text:style-name="T38">Writing may also allocate a block. </text:span></text:p>
      <text:p text:style-name="P15">The Crux: How Do We Recude File System I/O Costs?</text:p>
      <text:p text:style-name="P8">40.7 Caching and Buffering</text:p>
      <text:p text:style-name="P30">Most file systems uses system memory (DRAM) to cache important blocks. <text:span text:style-name="T39">Without caching, the file system would have to perform hundreds of reads just to open a file with a hundred long path. </text:span></text:p>
      <text:p text:style-name="P31">Static partitioning can be wasteful. Modern systems employ dynamic partitioning. <text:span text:style-name="T40">Many modern systems integrate virtual memory pages and file system pages into a unified page cache. </text:span><text:span text:style-name="T41">Write buffering has a number of performance benefits. </text:span><text:span text:style-name="T42">We delay writes and the files sytem can batch some updates into a smaller set of I/Os. </text:span></text:p>
      <text:p text:style-name="P16">Tip: Understand the difference between Static vs. Dynamic Partitioning</text:p>
      <text:p text:style-name="P17">Tip: Understand <text:span text:style-name="T43">the difference between Durability / Performance Trade-Off</text:span></text:p>
      <text:p text:style-name="P9">40.8 Summar<text:span text:style-name="T2">y</text:span></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2T22:25:40.980179399</meta:creation-date>
    <dc:date>2020-12-22T23:39:26.130672770</dc:date>
    <meta:editing-duration>PT1H13M6S</meta:editing-duration>
    <meta:editing-cycles>89</meta:editing-cycles>
    <meta:generator>LibreOffice/6.4.6.2$Linux_X86_64 LibreOffice_project/40$Build-2</meta:generator>
    <meta:document-statistic meta:table-count="0" meta:image-count="0" meta:object-count="0" meta:page-count="2" meta:paragraph-count="32" meta:word-count="725" meta:character-count="4345" meta:non-whitespace-character-count="3639"/>
  </office:meta>
</office:document-meta>
</file>